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10pt" officeooo:paragraph-rsid="00190959" style:font-size-asian="10pt" style:font-size-complex="10pt"/>
    </style:style>
    <style:style style:name="P3" style:family="paragraph" style:parent-style-name="Standard">
      <style:text-properties style:font-name="Arial1" fo:font-size="10pt" officeooo:rsid="00190959" officeooo:paragraph-rsid="00190959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Standard">
      <style:text-properties style:font-name="Arial1" fo:font-size="10pt" officeooo:rsid="001bd81d" officeooo:paragraph-rsid="001bd81d" style:font-size-asian="10pt" style:font-size-complex="10pt"/>
    </style:style>
    <style:style style:name="P6" style:family="paragraph" style:parent-style-name="Standard">
      <style:text-properties style:font-name="Arial1" fo:font-size="10pt" officeooo:paragraph-rsid="001bfae2" style:font-size-asian="10pt" style:font-size-complex="10pt"/>
    </style:style>
    <style:style style:name="P7" style:family="paragraph" style:parent-style-name="Standard">
      <style:text-properties style:font-name="Arial1" fo:font-size="10pt" officeooo:paragraph-rsid="001c9b57" style:font-size-asian="10pt" style:font-size-complex="10pt"/>
    </style:style>
    <style:style style:name="P8" style:family="paragraph" style:parent-style-name="Standard">
      <style:text-properties style:font-name="Arial1" fo:font-size="10pt" officeooo:paragraph-rsid="001f50c6" style:font-size-asian="10pt" style:font-size-complex="10pt"/>
    </style:style>
    <style:style style:name="P9" style:family="paragraph" style:parent-style-name="Standard">
      <style:text-properties style:font-name="Arial1" fo:font-size="10pt" officeooo:rsid="0003f287" style:font-size-asian="10pt" style:font-size-complex="10pt"/>
    </style:style>
    <style:style style:name="P10" style:family="paragraph" style:parent-style-name="Standard">
      <style:text-properties style:font-name="Arial1" fo:font-size="10pt" officeooo:rsid="00038453" style:font-size-asian="10pt" style:font-size-complex="10pt"/>
    </style:style>
    <style:style style:name="P11" style:family="paragraph" style:parent-style-name="Standard">
      <style:text-properties style:font-name="Arial1" fo:font-size="10pt" officeooo:rsid="001bfae2" officeooo:paragraph-rsid="001bfae2" style:font-size-asian="10pt" style:font-size-complex="10pt"/>
    </style:style>
    <style:style style:name="P12" style:family="paragraph" style:parent-style-name="Standard">
      <style:text-properties style:font-name="Arial1" fo:font-size="10pt" officeooo:paragraph-rsid="00218916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90959" officeooo:paragraph-rsid="0019095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1bd81d" style:font-size-asian="10pt" style:font-weight-asian="bold" style:font-size-complex="10pt" style:font-weight-complex="bold"/>
    </style:style>
    <style:style style:name="P17" style:family="paragraph" style:parent-style-name="Standard">
      <style:text-properties style:text-position="0% 100%" style:font-name="Arial1" fo:font-size="10pt" officeooo:rsid="00190959" officeooo:paragraph-rsid="001aec47" style:font-size-asian="10pt" style:font-size-complex="10pt"/>
    </style:style>
    <style:style style:name="P18" style:family="paragraph" style:parent-style-name="Standard">
      <style:text-properties style:text-position="0% 100%" style:font-name="Arial1" fo:font-size="10pt" officeooo:rsid="00190959" officeooo:paragraph-rsid="001bd81d" style:font-size-asian="10pt" style:font-size-complex="10pt"/>
    </style:style>
    <style:style style:name="P19" style:family="paragraph" style:parent-style-name="Standard">
      <style:text-properties style:text-position="0% 100%" style:font-name="Arial1" fo:font-size="10pt" officeooo:rsid="001aec47" officeooo:paragraph-rsid="001aec47" style:font-size-asian="10pt" style:font-size-complex="10pt"/>
    </style:style>
    <style:style style:name="P20" style:family="paragraph" style:parent-style-name="Standard">
      <style:text-properties style:text-position="0% 100%" style:font-name="Arial1" fo:font-size="10pt" officeooo:rsid="001bd81d" officeooo:paragraph-rsid="001bd81d" style:font-size-asian="10pt" style:font-size-complex="10pt"/>
    </style:style>
    <style:style style:name="P21" style:family="paragraph" style:parent-style-name="Standard">
      <style:text-properties style:text-position="0% 100%" style:font-name="Arial1" fo:font-size="10pt" officeooo:rsid="001bfae2" officeooo:paragraph-rsid="001bfae2" style:font-size-asian="10pt" style:font-size-complex="10pt"/>
    </style:style>
    <style:style style:name="P22" style:family="paragraph" style:parent-style-name="Standard">
      <style:text-properties style:text-position="0% 100%" style:font-name="Arial" fo:font-size="10pt" officeooo:rsid="001bd81d" officeooo:paragraph-rsid="001bd81d" style:font-size-asian="10pt" style:font-size-complex="10pt"/>
    </style:style>
    <style:style style:name="P23" style:family="paragraph" style:parent-style-name="Standard">
      <style:text-properties style:font-name="Arial1" fo:font-size="10pt" officeooo:paragraph-rsid="003372ad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T1" style:family="text">
      <style:text-properties officeooo:rsid="0003d903"/>
    </style:style>
    <style:style style:name="T2" style:family="text">
      <style:text-properties officeooo:rsid="0009c127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normal" officeooo:rsid="0009c127" style:font-weight-asian="normal" style:font-weight-complex="normal"/>
    </style:style>
    <style:style style:name="T6" style:family="text">
      <style:text-properties style:use-window-font-color="true" officeooo:rsid="000e3f77"/>
    </style:style>
    <style:style style:name="T7" style:family="text">
      <style:text-properties style:use-window-font-color="true" officeooo:rsid="001c9b57"/>
    </style:style>
    <style:style style:name="T8" style:family="text">
      <style:text-properties officeooo:rsid="000e3f77"/>
    </style:style>
    <style:style style:name="T9" style:family="text">
      <style:text-properties officeooo:rsid="000f6b6f"/>
    </style:style>
    <style:style style:name="T10" style:family="text">
      <style:text-properties officeooo:rsid="000ff774"/>
    </style:style>
    <style:style style:name="T11" style:family="text">
      <style:text-properties style:text-position="sub 60%"/>
    </style:style>
    <style:style style:name="T12" style:family="text">
      <style:text-properties style:text-position="sub 60%" officeooo:rsid="0016dbb5"/>
    </style:style>
    <style:style style:name="T13" style:family="text">
      <style:text-properties style:text-position="sub 60%" officeooo:rsid="00171322"/>
    </style:style>
    <style:style style:name="T14" style:family="text">
      <style:text-properties style:text-position="sub 60%" officeooo:rsid="00190959"/>
    </style:style>
    <style:style style:name="T15" style:family="text">
      <style:text-properties style:text-position="sub 60%" style:font-name="Arial"/>
    </style:style>
    <style:style style:name="T16" style:family="text">
      <style:text-properties style:text-position="sub 60%" style:font-name="Arial" officeooo:rsid="00190959"/>
    </style:style>
    <style:style style:name="T17" style:family="text">
      <style:text-properties style:text-position="sub 60%" style:font-name="Arial" officeooo:rsid="001bd81d"/>
    </style:style>
    <style:style style:name="T18" style:family="text">
      <style:text-properties style:text-position="sub 60%" officeooo:rsid="001aec47"/>
    </style:style>
    <style:style style:name="T19" style:family="text">
      <style:text-properties style:text-position="sub 60%" officeooo:rsid="001bd81d"/>
    </style:style>
    <style:style style:name="T20" style:family="text">
      <style:text-properties officeooo:rsid="00171322"/>
    </style:style>
    <style:style style:name="T21" style:family="text">
      <style:text-properties style:text-position="0% 100%" officeooo:rsid="00171322"/>
    </style:style>
    <style:style style:name="T22" style:family="text">
      <style:text-properties style:text-position="0% 100%" style:font-name="Arial" officeooo:rsid="001bfae2" style:font-name-asian="Arial" style:font-name-complex="Arial"/>
    </style:style>
    <style:style style:name="T23" style:family="text">
      <style:text-properties style:text-position="0% 100%" officeooo:rsid="001bfae2"/>
    </style:style>
    <style:style style:name="T24" style:family="text">
      <style:text-properties officeooo:rsid="00038453"/>
    </style:style>
    <style:style style:name="T25" style:family="text">
      <style:text-properties officeooo:rsid="00053bdf"/>
    </style:style>
    <style:style style:name="T26" style:family="text">
      <style:text-properties style:font-name-asian="Arial" style:font-name-complex="Arial"/>
    </style:style>
    <style:style style:name="T27" style:family="text">
      <style:text-properties officeooo:rsid="0003f287" style:font-name-asian="Arial" style:font-name-complex="Arial"/>
    </style:style>
    <style:style style:name="T28" style:family="text">
      <style:text-properties officeooo:rsid="00038453" style:font-name-asian="Arial" style:font-name-complex="Arial"/>
    </style:style>
    <style:style style:name="T29" style:family="text">
      <style:text-properties officeooo:rsid="00053bdf" style:font-name-asian="Arial" style:font-name-complex="Arial"/>
    </style:style>
    <style:style style:name="T30" style:family="text">
      <style:text-properties officeooo:rsid="000836f8" style:font-name-asian="Arial" style:font-name-complex="Arial"/>
    </style:style>
    <style:style style:name="T31" style:family="text">
      <style:text-properties officeooo:rsid="00068363" style:font-name-asian="Arial" style:font-name-complex="Arial"/>
    </style:style>
    <style:style style:name="T32" style:family="text">
      <style:text-properties officeooo:rsid="0009c127" style:font-name-asian="Arial" style:font-name-complex="Arial"/>
    </style:style>
    <style:style style:name="T33" style:family="text">
      <style:text-properties officeooo:rsid="0003f287"/>
    </style:style>
    <style:style style:name="T34" style:family="text">
      <style:text-properties officeooo:rsid="00115877"/>
    </style:style>
    <style:style style:name="T35" style:family="text">
      <style:text-properties style:text-position="super 58%"/>
    </style:style>
    <style:style style:name="T36" style:family="text">
      <style:text-properties style:text-position="super 58%" officeooo:rsid="001bfae2"/>
    </style:style>
    <style:style style:name="T37" style:family="text">
      <style:text-properties style:text-position="super 58%" fo:font-size="12pt" officeooo:rsid="001bfae2" style:font-size-asian="12pt" style:font-size-complex="12pt"/>
    </style:style>
    <style:style style:name="T38" style:family="text">
      <style:text-properties officeooo:rsid="00190959"/>
    </style:style>
    <style:style style:name="T39" style:family="text">
      <style:text-properties style:font-name="Arial"/>
    </style:style>
    <style:style style:name="T40" style:family="text">
      <style:text-properties style:font-name="Arial" officeooo:rsid="00190959"/>
    </style:style>
    <style:style style:name="T41" style:family="text">
      <style:text-properties style:font-name="Arial" style:font-name-asian="Arial" style:font-name-complex="Arial"/>
    </style:style>
    <style:style style:name="T42" style:family="text">
      <style:text-properties style:font-name="Arial" officeooo:rsid="001aec47" style:font-name-asian="Arial" style:font-name-complex="Arial"/>
    </style:style>
    <style:style style:name="T43" style:family="text">
      <style:text-properties style:font-name="Arial" officeooo:rsid="001bd81d"/>
    </style:style>
    <style:style style:name="T44" style:family="text">
      <style:text-properties style:font-name="Arial" fo:font-size="11pt" style:font-size-asian="11pt" style:font-size-complex="11pt"/>
    </style:style>
    <style:style style:name="T45" style:family="text">
      <style:text-properties style:font-name="Arial" fo:font-size="11pt" officeooo:rsid="001bd81d" style:font-size-asian="11pt" style:font-size-complex="11pt"/>
    </style:style>
    <style:style style:name="T46" style:family="text">
      <style:text-properties style:font-name="Arial" officeooo:rsid="001c9b57"/>
    </style:style>
    <style:style style:name="T47" style:family="text">
      <style:text-properties style:font-name="Arial" fo:font-size="14pt" officeooo:rsid="001f50c6" style:font-size-asian="14pt" style:font-size-complex="14pt"/>
    </style:style>
    <style:style style:name="T48" style:family="text">
      <style:text-properties style:font-name="Arial" officeooo:rsid="0036b0ad"/>
    </style:style>
    <style:style style:name="T49" style:family="text">
      <style:text-properties officeooo:rsid="001aec47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bold" officeooo:rsid="00190959" style:font-weight-asian="bold" style:font-weight-complex="bold"/>
    </style:style>
    <style:style style:name="T52" style:family="text">
      <style:text-properties officeooo:rsid="001bd81d"/>
    </style:style>
    <style:style style:name="T53" style:family="text">
      <style:text-properties officeooo:rsid="001bfae2"/>
    </style:style>
    <style:style style:name="T54" style:family="text">
      <style:text-properties officeooo:rsid="001c9b57"/>
    </style:style>
    <style:style style:name="T55" style:family="text">
      <style:text-properties officeooo:rsid="001f50c6"/>
    </style:style>
    <style:style style:name="T56" style:family="text">
      <style:text-properties officeooo:rsid="001f5532"/>
    </style:style>
    <style:style style:name="T57" style:family="text">
      <style:text-properties officeooo:rsid="00218916"/>
    </style:style>
    <style:style style:name="T58" style:family="text">
      <style:text-properties officeooo:rsid="00266012"/>
    </style:style>
    <style:style style:name="T59" style:family="text">
      <style:text-properties officeooo:rsid="00286c0f"/>
    </style:style>
    <style:style style:name="T60" style:family="text">
      <style:text-properties officeooo:rsid="002a936f"/>
    </style:style>
    <style:style style:name="T61" style:family="text">
      <style:text-properties officeooo:rsid="002d8baf"/>
    </style:style>
    <style:style style:name="T62" style:family="text">
      <style:text-properties officeooo:rsid="002eab9d"/>
    </style:style>
    <style:style style:name="T63" style:family="text">
      <style:text-properties officeooo:rsid="003372ad"/>
    </style:style>
    <style:style style:name="T64" style:family="text">
      <style:text-properties style:text-position="super 75%"/>
    </style:style>
    <style:style style:name="T65" style:family="text">
      <style:text-properties officeooo:rsid="003467a0"/>
    </style:style>
    <style:style style:name="T66" style:family="text">
      <style:text-properties officeooo:rsid="00368e74"/>
    </style:style>
    <style:style style:name="T67" style:family="text">
      <style:text-properties style:text-position="sub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ercice 1</text:p>
      <text:p text:style-name="P1"/>
      <text:p text:style-name="P1">Soit X, une variable aléatoire qui suit une loi normale centrée réduite</text:p>
      <text:p text:style-name="P1">et Y qui suit une loi de paramètres µ=-3 et σ ² = 10</text:p>
      <text:p text:style-name="P1"/>
      <text:p text:style-name="P1">1) Existe-t-il a et b tels que aY + b suive une loi centrée réduite ?</text:p>
      <text:p text:style-name="P1">2) Tracer les courbes des densités de X et Y.</text:p>
      <text:p text:style-name="P1"/>
      <text:p text:style-name="P1"/>
      <text:p text:style-name="P13">Exercice 2</text:p>
      <text:p text:style-name="P1"/>
      <text:p text:style-name="P1">1) Donner la définition d’une loi géométrique.</text:p>
      <text:p text:style-name="P1">2) Donner un exemple concret de variable aléatoire suivant une telle loi.</text:p>
      <text:p text:style-name="P1">3) Calculer l’espérance d’une telle variable aléatoire.</text:p>
      <text:p text:style-name="P1"/>
      <text:p text:style-name="P1"/>
      <text:p text:style-name="P13">Exercice <text:span text:style-name="T24">3</text:span></text:p>
      <text:p text:style-name="P1"/>
      <text:p text:style-name="P1">1) Donner la d<text:span text:style-name="T24">ensité d’une loi exponentielle de paramètre λ &gt; 0</text:span></text:p>
      <text:p text:style-name="P1">2) Calculer <text:span text:style-name="T24">son </text:span>espérance</text:p>
      <text:p text:style-name="P1">3) Calculer sa variance</text:p>
      <text:p text:style-name="P1"/>
      <text:p text:style-name="P1"/>
      <text:p text:style-name="P13">Exercice <text:span text:style-name="T24">4</text:span></text:p>
      <text:p text:style-name="P1"/>
      <text:p text:style-name="P1">Soient p et q, tels que p et q ԑ [0 ; 1] et p + q = 1 et λ et μ &gt; 0</text:p>
      <text:p text:style-name="P1">Soit f définie par : </text:p>
      <text:p text:style-name="P1"><text:tab/>f(x) = p λexp(-λx) si x <text:span text:style-name="T27">≥</text:span> 0</text:p>
      <text:p text:style-name="P1"><text:tab/>f(x) = q μ exp(μx) si x &lt; 0</text:p>
      <text:p text:style-name="P1"/>
      <text:p text:style-name="P1"><text:span text:style-name="T33">1</text:span>) <text:span text:style-name="T33">f est-elle une densité de probabilité ?</text:span></text:p>
      <text:p text:style-name="P9">2) Soit X, la v.a.c. de densité f</text:p>
      <text:p text:style-name="P10"><text:tab/>a) Calculer l’espérance de X</text:p>
      <text:p text:style-name="P9"><text:tab/>b) A quelle condition sur p, q, λ et μ, a-t-on :</text:p>
      <text:p text:style-name="P1">P(X &gt; x) = P(X &lt; -x) pour tout x <text:span text:style-name="T26">≥ 0</text:span></text:p>
      <text:p text:style-name="P1"><text:span text:style-name="T26">3) On, conserve les valeurs de <text:s/>p, q, </text:span><text:span text:style-name="T28">λ </text:span><text:span text:style-name="T26">et </text:span><text:span text:style-name="T28">μ </text:span><text:span text:style-name="T26">trouvées en 2) b</text:span></text:p>
      <text:p text:style-name="P1"><text:tab/>a) On pose Y = |X|, quelle est la loi de Y ?</text:p>
      <text:p text:style-name="P1"><text:tab/>b) Soient 2 réels positifs s et t tels que t ≥ s</text:p>
      <text:p text:style-name="P1">Montrer que : P(Y &gt; t | Y &gt; s) = P(Y &gt; t – s)</text:p>
      <text:p text:style-name="P1"/>
      <text:p text:style-name="P1"/>
      <text:p text:style-name="P13">Exercice <text:span text:style-name="T25">5</text:span></text:p>
      <text:p text:style-name="P1"/>
      <text:p text:style-name="P1">1<text:span text:style-name="T25">) </text:span>Donner la <text:span text:style-name="T25">définition de la covariance</text:span></text:p>
      <text:p text:style-name="P1">2) <text:span text:style-name="T25">Donner une formule de calcul de la covariance à partir des variances</text:span></text:p>
      <text:p text:style-name="P1"><text:span text:style-name="T25">3</text:span>) Donner la formule du coefficient de corrélation <text:span text:style-name="T65">de Pearson (aussi appelé « coefficient de corrélation linéaire »)</text:span></text:p>
      <text:p text:style-name="P1"><text:span text:style-name="T28">3) </text:span><text:span text:style-name="T29">J’ai calculé un </text:span><text:span text:style-name="T30">coefficient de corrélation </text:span><text:span text:style-name="T29">positi</text:span><text:span text:style-name="T30">f</text:span><text:span text:style-name="T29"> et très </text:span><text:span text:style-name="T31">grand,</text:span><text:span text:style-name="T29"> </text:span><text:span text:style-name="T31">comment interpréter ce résultat </text:span><text:span text:style-name="T29">?</text:span></text:p>
      <text:p text:style-name="P1">4) Lien entre indépendance et covariance ?</text:p>
      <text:p text:style-name="P1"/>
      <text:p text:style-name="P1"/>
      <text:p text:style-name="P13">Exercice <text:span text:style-name="T2">6</text:span></text:p>
      <text:p text:style-name="P1"/>
      <text:p text:style-name="P1"><text:span text:style-name="T1">Soient </text:span>X et Y deux variables aléatoires indépendantes et à valeurs dans N.</text:p>
      <text:p text:style-name="P1">Elles suivent la même loi définie par : P(X = k) = P(Y = k) = p . q<text:span text:style-name="T35">k </text:span>où p appartient à ]0; 1[ et q = 1 - p.</text:p>
      <text:p text:style-name="P1">On considère les variables U et V définies par U = max (X; Y) et V = min (X; Y).</text:p>
      <text:p text:style-name="P1">1<text:span text:style-name="T2">)</text:span> Déterminer la loi du couple (U ; V). <text:span text:style-name="T60">On distinguera les cas U=V et U &gt; V</text:span></text:p>
      <text:p text:style-name="P1">2<text:span text:style-name="T2">)</text:span> <text:span text:style-name="T2">En déduire </text:span>la loi marginale de U</text:p>
      <text:p text:style-name="P23">On admet que P(V = n) = (1 + q)pq<text:span text:style-name="T64">2n</text:span></text:p>
      <text:p text:style-name="P1">3<text:span text:style-name="T2">)</text:span> Prouver que W = V + 1 suit une loi géométrique.</text:p>
      <text:p text:style-name="P1">En déduire l’espérance de V.</text:p>
      <text:p text:style-name="P1"><text:span text:style-name="T26">4</text:span><text:span text:style-name="T32">)</text:span><text:span text:style-name="T26"> U et V sont-elles indépendantes ?</text:span></text:p>
      <text:p text:style-name="P1"/>
      <text:p text:style-name="P4"><text:soft-page-break/><text:span text:style-name="T50">Exercice 7</text:span></text:p>
      <text:p text:style-name="P1"/>
      <text:p text:style-name="P1">1) Donner la définition de deux événements indépendants</text:p>
      <text:p text:style-name="P1">2) Donner la définition de 2 événements disjoints. Sont-ils indépendants ?</text:p>
      <text:p text:style-name="P1"><text:span text:style-name="T4">3</text:span><text:span text:style-name="T5">) </text:span><text:span text:style-name="T4">Si l'on connaît la loi marginale de X et celle de Y, est-ce que cela nous permet de connaître la loi du couple (X,Y</text:span>) ?</text:p>
      <text:p text:style-name="P1"/>
      <text:p text:style-name="P1"/>
      <text:p text:style-name="P13">Exercice 8</text:p>
      <text:p text:style-name="P1"/>
      <text:p text:style-name="P1"><text:span text:style-name="T6">Soit h, la </text:span><text:span text:style-name="T7">fonction</text:span><text:span text:style-name="T6"> </text:span><text:span text:style-name="T3">d'entropie </text:span><text:span text:style-name="T6">de X :</text:span></text:p>
      <text:p text:style-name="P7">h(<text:span text:style-name="T55">X</text:span>)= - <text:span text:style-name="T47">Ʃ <text:s text:c="8"/></text:span><text:span text:style-name="T55">P[</text:span>X=k<text:span text:style-name="T55">] </text:span>. ln (<text:span text:style-name="T55">P[</text:span>X=k<text:span text:style-name="T55">]</text:span>) / <text:span text:style-name="T55">ln(2)</text:span></text:p>
      <text:p text:style-name="P8"><text:tab/><text:span text:style-name="T54">k ԑ X(</text:span><text:span text:style-name="T46">Ω</text:span><text:span text:style-name="T54">)</text:span></text:p>
      <text:p text:style-name="P8"/>
      <text:p text:style-name="P1"><text:span text:style-name="T8">On dispose d’une u</text:span>rne avec des boules de 4 couleurs différentes (8 <text:span text:style-name="T8">rouges, </text:span>4 <text:span text:style-name="T8">bleues, </text:span>2 <text:span text:style-name="T8">vertes et </text:span>2 <text:span text:style-name="T8">jaunes).</text:span></text:p>
      <text:p text:style-name="P1"><text:span text:style-name="T8">O</text:span>n en tire une au hasard.</text:p>
      <text:p text:style-name="P12">On demande ensuite à un enfant de poser jusqu'à <text:span text:style-name="T56">3</text:span> questions pour déterminer la couleur de la boule (p<text:span text:style-name="T8">ar exemple : E</text:span>st-elle <text:span text:style-name="T63">R</text:span>ouge ? <text:span text:style-name="T8">E</text:span>st-elle <text:span text:style-name="T63">V</text:span>erte ? <text:span text:style-name="T8">Est-elle Bleue ?</text:span>) <text:span text:style-name="T57">et on note M, le nombre de questions posées pour deviner la couleur de la boule.</text:span></text:p>
      <text:p text:style-name="P12"><text:span text:style-name="T57">On lui demande ensuite de re-poser les mêmes questions dans un autre ordre </text:span>(ex: <text:span text:style-name="T63">Vert</text:span> ? <text:span text:style-name="T63">Rouge </text:span>? Bleu<text:span text:style-name="T9">e </text:span>?) <text:span text:style-name="T57">et on note N, l</text:span>e n<text:span text:style-name="T9">om</text:span>b<text:span text:style-name="T9">re</text:span> de questions <text:span text:style-name="T57">nécessaires </text:span>pour trouver la couleur.</text:p>
      <text:p text:style-name="P1"><text:span text:style-name="T9">1) Déterminer la loi de X et c</text:span>alculer h(<text:span text:style-name="T57">X</text:span>)</text:p>
      <text:p text:style-name="P1"><text:span text:style-name="T9">2) D</text:span>éterminer <text:span text:style-name="T57">les </text:span>lois et <text:span text:style-name="T57">les </text:span>espérances de M et N</text:p>
      <text:p text:style-name="P1"><text:span text:style-name="T9">3) C</text:span>omparer ces espérances avec h(X).</text:p>
      <text:p text:style-name="P1"/>
      <text:p text:style-name="P1"/>
      <text:p text:style-name="P13">Exercice 9</text:p>
      <text:p text:style-name="P1"/>
      <text:p text:style-name="P1"><text:span text:style-name="T10">Soit</text:span> une variable aléatoire X à densité : </text:p>
      <text:p text:style-name="P1">f(x) = 2x / <text:span text:style-name="T24">λ</text:span>² s<text:span text:style-name="T10">i x ԑ </text:span>]0,<text:span text:style-name="T24">λ</text:span>] </text:p>
      <text:p text:style-name="P1"><text:span text:style-name="T10"><text:s text:c="6"/>= 0 <text:s text:c="6"/></text:span>sinon</text:p>
      <text:p text:style-name="P1">1) f est-elle une densité ?</text:p>
      <text:p text:style-name="P1"><text:span text:style-name="T10">2) Soit X, la variable aléatoire de densité f. E</text:span>xprimer <text:span text:style-name="T58">s</text:span>a fonction de répartition.</text:p>
      <text:p text:style-name="P1"><text:span text:style-name="T10">On pose Z</text:span><text:span text:style-name="T12">n </text:span>= max (X<text:span text:style-name="T12">1</text:span>, ... , X<text:span text:style-name="T12">n</text:span>) <text:span text:style-name="T10">avec X</text:span><text:span text:style-name="T12">1</text:span><text:span text:style-name="T10">, ... , X</text:span><text:span text:style-name="T12">n <text:s/></text:span><text:span text:style-name="T10">variables aléatoires de densité f</text:span></text:p>
      <text:p text:style-name="P1"><text:span text:style-name="T10">3) Calculer la fonction</text:span> de répartition <text:span text:style-name="T10">de Z</text:span><text:span text:style-name="T12">n </text:span><text:span text:style-name="T21">et sa densité</text:span></text:p>
      <text:p text:style-name="P1"><text:span text:style-name="T10">4) On utilise M</text:span><text:span text:style-name="T12">n </text:span><text:s/>comme estimateur de <text:span text:style-name="T24">λ</text:span>. <text:span text:style-name="T10">Calculer son espérance.</text:span></text:p>
      <text:p text:style-name="P1"><text:span text:style-name="T10">5) On pose M</text:span><text:span text:style-name="T12">n </text:span><text:span text:style-name="T10">= (X</text:span><text:span text:style-name="T12">1 </text:span><text:span text:style-name="T13">+ </text:span><text:span text:style-name="T20">... + X</text:span><text:span text:style-name="T12">n</text:span><text:span text:style-name="T20">) / n</text:span>. <text:span text:style-name="T10">Calculer son espérance.</text:span></text:p>
      <text:p text:style-name="P1">6) Quel estimateur vous paraît le plus pertinent ?</text:p>
      <text:p text:style-name="P1"/>
      <text:p text:style-name="P1"/>
      <text:p text:style-name="P13">Exercice 10</text:p>
      <text:p text:style-name="P1"/>
      <text:p text:style-name="P1">1) Donner la densit<text:span text:style-name="T61">é</text:span> de la loi uniforme sur l'intervalle [a; b] ou a et b sont des r<text:span text:style-name="T62">é</text:span>els</text:p>
      <text:p text:style-name="P1">tels que a &lt; b. </text:p>
      <text:p text:style-name="P1"><text:span text:style-name="T34">2) Calculer son </text:span>esp<text:span text:style-name="T34">é</text:span>rance</text:p>
      <text:p text:style-name="P1">3) Calculer sa variance</text:p>
      <text:p text:style-name="P1"/>
      <text:p text:style-name="P1"/>
      <text:p text:style-name="P13">Exercice 11</text:p>
      <text:p text:style-name="P1"/>
      <text:p text:style-name="P2">X suit la loi normale de param<text:span text:style-name="T38">è</text:span>tres (m<text:span text:style-name="T14">0</text:span>, <text:span text:style-name="T40">σ</text:span><text:span text:style-name="T16">0</text:span><text:span text:style-name="T38">²</text:span>) </text:p>
      <text:p text:style-name="P2">et Y suit la loi normale de param<text:span text:style-name="T38">è</text:span>tres (m<text:span text:style-name="T14">1</text:span>, <text:span text:style-name="T40">σ</text:span><text:span text:style-name="T16">1</text:span><text:span text:style-name="T38">²</text:span>). </text:p>
      <text:p text:style-name="P2">Si X et Y sont ind<text:span text:style-name="T66">é</text:span>pendantes, quelle est la loi de Z = X + Y et quel <text:span text:style-name="T38">e</text:span>s<text:span text:style-name="T38">t</text:span> son <text:span text:style-name="T38">espérance et sa variance</text:span> 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<text:soft-page-break/>Exercice 12</text:p>
      <text:p text:style-name="P14"/>
      <text:p text:style-name="P3">Soit (Xn)<text:span text:style-name="T67">n</text:span> une suite de variables aléatoires mutuellement indépendantes. Suivant une <text:span text:style-name="T59">l</text:span>oi normale de paramètres (0, 1). </text:p>
      <text:p text:style-name="P3">On considère la suite avec <text:span text:style-name="T39">θ &gt; 0 donnée par :</text:span></text:p>
      <text:p text:style-name="P3"><text:span text:style-name="T39"><text:tab/>Y</text:span><text:span text:style-name="T11">0</text:span><text:span text:style-name="T39"> = <text:s/>X</text:span><text:span text:style-name="T11">0</text:span></text:p>
      <text:p text:style-name="P17"><text:tab/><text:span text:style-name="T39">Y</text:span><text:span text:style-name="T18">n</text:span><text:span text:style-name="T39"> = <text:s/>θ . Y</text:span><text:span text:style-name="T11">n - 1 </text:span>+ <text:span text:style-name="T39">X</text:span><text:span text:style-name="T18">n </text:span><text:span text:style-name="T49">pour n </text:span><text:span text:style-name="T42">≥</text:span><text:span text:style-name="T49"> 1</text:span></text:p>
      <text:p text:style-name="P19">1) Quelle est la loi de <text:span text:style-name="T40">Y</text:span><text:span text:style-name="T11">n </text:span>?</text:p>
      <text:p text:style-name="P19"><text:span text:style-name="T40">2</text:span><text:span text:style-name="T39">) Calculer E[</text:span><text:span text:style-name="T40">Y</text:span><text:span text:style-name="T11">n</text:span><text:span text:style-name="T39">] et V[</text:span><text:span text:style-name="T40">Y</text:span><text:span text:style-name="T11">n</text:span><text:span text:style-name="T39">]</text:span></text:p>
      <text:p text:style-name="P19"><text:span text:style-name="T39">3) Que vaut cov(</text:span><text:span text:style-name="T40">Y</text:span><text:span text:style-name="T11">n</text:span><text:span text:style-name="T39">, </text:span><text:span text:style-name="T40">Y</text:span><text:span text:style-name="T11">n + h</text:span><text:span text:style-name="T39">) avec <text:s/>h</text:span> <text:span text:style-name="T41">≥</text:span> 1<text:span text:style-name="T39"> </text:span></text:p>
      <text:p text:style-name="P3"><text:span text:style-name="T39"><text:tab/><text:tab/></text:span> <text:s/></text:p>
      <text:p text:style-name="P3"/>
      <text:p text:style-name="P4"><text:span text:style-name="T50">Exercice 1</text:span><text:span text:style-name="T51">3</text:span></text:p>
      <text:p text:style-name="P1"/>
      <text:p text:style-name="P1"><text:span text:style-name="T38">Calculer </text:span>l'espérance d'une loi binomiale de paramètre<text:span text:style-name="T66">s</text:span> n et p.</text:p>
      <text:p text:style-name="P1"/>
      <text:p text:style-name="P1"/>
      <text:p text:style-name="P15">Exercice 14</text:p>
      <text:p text:style-name="P1"/>
      <text:p text:style-name="P5">1) Rappeler la formule de la covariance.</text:p>
      <text:p text:style-name="P5">2) Est-ce une forme bilinéaire symétrique ?</text:p>
      <text:p text:style-name="P5">3) On définit :</text:p>
      <text:p text:style-name="P18"><text:span text:style-name="T43">X</text:span><text:span text:style-name="T19">1</text:span><text:span text:style-name="T39"> = <text:s/></text:span><text:span text:style-name="T45">α</text:span><text:span text:style-name="T11">1</text:span><text:span text:style-name="T39"> . </text:span><text:span text:style-name="T43">U</text:span><text:span text:style-name="T11">1 </text:span>+ <text:span text:style-name="T45">β</text:span><text:span text:style-name="T11">1</text:span><text:span text:style-name="T52"> </text:span><text:span text:style-name="T43">U</text:span><text:span text:style-name="T19">2 </text:span>+ <text:span text:style-name="T45">ɣ</text:span><text:span text:style-name="T11">1</text:span><text:span text:style-name="T52"> </text:span><text:span text:style-name="T43">U</text:span><text:span text:style-name="T17">3</text:span></text:p>
      <text:p text:style-name="P18"><text:span text:style-name="T43">X</text:span><text:span text:style-name="T17">2</text:span><text:span text:style-name="T43"> = <text:s/>U</text:span><text:span text:style-name="T17">1 </text:span><text:span text:style-name="T43">+ 2 U</text:span><text:span text:style-name="T17">2 </text:span><text:span text:style-name="T43">+ 3 U</text:span><text:span text:style-name="T17">3</text:span></text:p>
      <text:p text:style-name="P18"><text:span text:style-name="T43">X</text:span><text:span text:style-name="T17">3</text:span><text:span text:style-name="T43"> = <text:s/></text:span><text:span text:style-name="T45">α</text:span><text:span text:style-name="T19">3</text:span><text:span text:style-name="T43"> . U</text:span><text:span text:style-name="T17">1 </text:span><text:span text:style-name="T43">+ </text:span><text:span text:style-name="T45">β</text:span><text:span text:style-name="T19">3</text:span><text:span text:style-name="T43"> U</text:span><text:span text:style-name="T17">2 </text:span><text:span text:style-name="T43">+ </text:span><text:span text:style-name="T45">ɣ</text:span><text:span text:style-name="T19">3</text:span><text:span text:style-name="T43"> U</text:span><text:span text:style-name="T17">3</text:span></text:p>
      <text:p text:style-name="P18"/>
      <text:p text:style-name="P20"><text:span text:style-name="T39">avec </text:span><text:span text:style-name="T40"><text:s/></text:span><text:span text:style-name="T44">α</text:span><text:span text:style-name="T14">1</text:span><text:span text:style-name="T40"> ,</text:span><text:span text:style-name="T44">β</text:span><text:span text:style-name="T14">1</text:span> , <text:span text:style-name="T44">ɣ</text:span><text:span text:style-name="T14">1</text:span> , <text:span text:style-name="T44">α</text:span><text:span text:style-name="T15">3</text:span><text:span text:style-name="T39"> , </text:span><text:span text:style-name="T44">β</text:span><text:span text:style-name="T15">3</text:span><text:span text:style-name="T39"> et </text:span><text:span text:style-name="T44">ɣ</text:span><text:span text:style-name="T15">3</text:span><text:span text:style-name="T39"> ϵ Z</text:span></text:p>
      <text:p text:style-name="P20"><text:span text:style-name="T39">et <text:s text:c="2"/>U</text:span><text:span text:style-name="T14">1 , </text:span><text:span text:style-name="T39">U</text:span><text:span text:style-name="T11">2 </text:span>et <text:span text:style-name="T39">U</text:span><text:span text:style-name="T15">3</text:span><text:span text:style-name="T39"> qui suivent une loi normale centrée réduite </text:span><text:span text:style-name="T48">et qui sont mutuellement indépendantes</text:span><text:span text:style-name="T39">.</text:span></text:p>
      <text:p text:style-name="P20"><text:span text:style-name="T39">a) Calculer cov(X</text:span><text:span text:style-name="T11">1</text:span><text:span text:style-name="T40">, </text:span><text:span text:style-name="T39">X</text:span><text:span text:style-name="T15">2</text:span><text:span text:style-name="T39"> ) , cov(X</text:span><text:span text:style-name="T11">1</text:span><text:span text:style-name="T40">, </text:span><text:span text:style-name="T39">X</text:span><text:span text:style-name="T15">3</text:span><text:span text:style-name="T39">) , cov(X</text:span><text:span text:style-name="T11">2</text:span><text:span text:style-name="T40">, </text:span><text:span text:style-name="T39">X</text:span><text:span text:style-name="T15">3</text:span><text:span text:style-name="T39">) , V[X</text:span><text:span text:style-name="T11">1</text:span><text:span text:style-name="T39">] , V[X</text:span><text:span text:style-name="T11">2</text:span><text:span text:style-name="T39">] et V[X</text:span><text:span text:style-name="T11">3</text:span><text:span text:style-name="T39">]</text:span></text:p>
      <text:p text:style-name="P22">b) Quel est le lien entre variance et covariance pour une variable aléatoire continue ? </text:p>
      <text:p text:style-name="P1"/>
      <text:p text:style-name="P1"/>
      <text:p text:style-name="P16">Exercice 15</text:p>
      <text:p text:style-name="P1"/>
      <text:p text:style-name="P11">Soit f(x) définie par :</text:p>
      <text:p text:style-name="P6"><text:span text:style-name="T53"><text:tab/>T</text:span><text:span text:style-name="T37">2x</text:span><text:span text:style-name="T36"> </text:span><text:span text:style-name="T23">pour x </text:span><text:span text:style-name="T22">≤</text:span><text:span text:style-name="T23"> 0</text:span></text:p>
      <text:p text:style-name="P6"><text:span text:style-name="T23"><text:tab/>T</text:span><text:span text:style-name="T37">-2x</text:span><text:span text:style-name="T36"> </text:span><text:span text:style-name="T23">pour x &gt; 0</text:span></text:p>
      <text:p text:style-name="P21"/>
      <text:p text:style-name="P6"><text:span text:style-name="T53">1) Calculer T pour </text:span>que <text:span text:style-name="T53">f </text:span>soit une densité de probabilité.</text:p>
      <text:p text:style-name="P1"><text:span text:style-name="T53">2) Soit X une variable aléatoire qui a f pour densité. Calculer son </text:span>espérance et <text:span text:style-name="T53">sa varianc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53:18.986000000</meta:creation-date>
    <dc:date>2018-11-19T17:05:04.509000000</dc:date>
    <meta:editing-duration>PT3H46M44S</meta:editing-duration>
    <meta:editing-cycles>38</meta:editing-cycles>
    <meta:generator>LibreOffice/5.4.6.2$Windows_X86_64 LibreOffice_project/4014ce260a04f1026ba855d3b8d91541c224eab8</meta:generator>
    <meta:document-statistic meta:table-count="0" meta:image-count="0" meta:object-count="0" meta:page-count="3" meta:paragraph-count="106" meta:word-count="1076" meta:character-count="5048" meta:non-whitespace-character-count="4025"/>
  </office:meta>
</office:document-meta>
</file>